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agnitud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Simulació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553283335172488" calcext:value-type="float">
            <text:p>0,055328333517248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542217668469038" calcext:value-type="float">
            <text:p>0,542217668469038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7938" calcext:value-type="float">
            <text:p>0,793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0]*[.C4]" office:value-type="float" office:value="1.10656667034498" calcext:value-type="float">
            <text:p>1,10656667034498</text:p>
          </table:table-cell>
          <table:table-cell office:value-type="string" calcext:value-type="string">
            <text:p>f 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0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1]*[.C4]" office:value-type="float" office:value="6.95276344452619" calcext:value-type="float">
            <text:p>6,95276344452619</text:p>
          </table:table-cell>
          <table:table-cell table:style-name="Default"/>
          <table:table-cell/>
          <table:table-cell table:formula="of:=[.C5]/[.C11]" office:value-type="float" office:value="0.0779859221150287" calcext:value-type="float">
            <text:p>0,07798592211502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exp</text:p>
          </table:table-cell>
          <table:table-cell office:value-type="string" calcext:value-type="string">
            <text:p>vel_ex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style-name="ce5" office:value-type="float" office:value="27.2022" calcext:value-type="float">
            <text:p>27,2022</text:p>
          </table:table-cell>
          <table:table-cell table:style-name="ce5" table:formula="of:=([.D14]-[.D15])*[.C2]" office:value-type="float" office:value="0.5790909" calcext:value-type="float">
            <text:p>0,579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style-name="ce5" office:value-type="float" office:value="7.89917" calcext:value-type="float">
            <text:p>7,8992</text:p>
          </table:table-cell>
          <table:table-cell table:style-name="ce5" table:formula="of:=([.C15]-[.C14])*[.C4]" office:value-type="float" office:value="9.68245836551854" calcext:value-type="float">
            <text:p>9,6825</text:p>
          </table:table-cell>
          <table:table-cell table:style-name="ce6" table:formula="of:=[.E14]/[.E15]*1000" office:value-type="float" office:value="59.8082509770737" calcext:value-type="float">
            <text:p>59,81</text:p>
          </table:table-cell>
          <table:table-cell office:value-type="string" calcext:value-type="string">
            <text:p>mm/s</text:p>
          </table:table-cell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0:08:37.633597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00:41.543455244</meta:creation-date>
    <dc:date>2024-06-24T11:27:50.966434050</dc:date>
    <meta:editing-duration>PT12H1M33S</meta:editing-duration>
    <meta:editing-cycles>12</meta:editing-cycles>
    <meta:generator>LibreOffice/24.2.4.2$Linux_X86_64 LibreOffice_project/420$Build-2</meta:generator>
    <meta:document-statistic meta:table-count="1" meta:cell-count="63" meta:object-count="0"/>
  </office:meta>
</office:document-meta>
</file>